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79e" officeooo:paragraph-rsid="000447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Bouwen langse de wilde kust in suriname</text:p>
      <text:p text:style-name="Standard"/>
      <text:p text:style-name="Standard">De ontsluiting van het binnenland</text:p>
      <text:p text:style-name="Standard">de lucht</text:p>
      <text:p text:style-name="Standard">luchtkartering</text:p>
      <text:p text:style-name="Standard">operatie sprinkhaan</text:p>
      <text:p text:style-name="Standard">over land:wegaanleg in het oerwoud door s-landsbeheer</text:p>
      <text:p text:style-name="Standard">de wederopbouw van het boswezen</text:p>
      <text:p text:style-name="Standard">de ontsluting van het bos door LBB</text:p>
      <text:p text:style-name="Standard">Over land: aanleg van wegen door houtconcessionarissen</text:p>
      <text:p text:style-name="Standard">De kabaleboweg</text:p>
      <text:p text:style-name="Standard">ontwerp</text:p>
      <text:p text:style-name="Standard">uitvoering</text:p>
      <text:p text:style-name="Standard">de wegen paranam-afobaka en brownsweg-atjoni</text:p>
      <text:p text:style-name="Standard">paranam-afobaka</text:p>
      <text:p text:style-name="Standard">browsweg -pokigron/Atjoni</text:p>
      <text:p text:style-name="Standard">geplande maar niet gerealiseerde wegen</text:p>
      <text:p text:style-name="Standard">bruggen</text:p>
      <text:p text:style-name="Standard">pikin saronbrug</text:p>
      <text:p text:style-name="Standard">kwintibrug</text:p>
      <text:p text:style-name="Standard">carolinabrug</text:p>
      <text:p text:style-name="Standard">het aanleggen van laterietwegen</text:p>
      <text:p text:style-name="Standard">lateriet in de wegenbouw</text:p>
      <text:p text:style-name="Standard">ontwerp en aanleg</text:p>
      <text:p text:style-name="Standard">toekomst: een weg naar brazilie</text:p>
      <text:p text:style-name="Standard">pan-american highway system</text:p>
      <text:p text:style-name="Standard">initiatief voor de integratie van de regionale infrastructuur van zuid-ameri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t west-surinameplan</text:p>
      <text:p text:style-name="Standard">het ontstaan</text:p>
      <text:p text:style-name="Standard">bauziet in het bakhuis</text:p>
      <text:p text:style-name="Standard">het kabalebo-project</text:p>
      <text:p text:style-name="Standard">ontsluiting van het veldonderzoek</text:p>
      <text:p text:style-name="Standard">het salzgitter rapport</text:p>
      <text:p text:style-name="Standard">het norconsult rapport</text:p>
      <text:p text:style-name="Standard">hoe het verder ging</text:p>
      <text:p text:style-name="Standard">bevaarbaarheid van de corantijn</text:p>
      <text:p text:style-name="Standard">spoorlijn naar bakhuis</text:p>
      <text:p text:style-name="Standard">Apoera</text:p>
      <text:p text:style-name="Standard">De CONS en West-Suriname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Groot-paramaribo</text:p>
      <text:p text:style-name="Standard">groei en stedenbouwkundige ontwikkeling</text:p>
      <text:p text:style-name="Standard">situatie in 1945</text:p>
      <text:p text:style-name="Standard">ruimtelijke planning</text:p>
      <text:p text:style-name="Standard">overheidskaveling en woningbuwprocessen</text:p>
      <text:p text:style-name="Standard">particuliere verkavelingen</text:p>
      <text:p text:style-name="Standard">Verkeer</text:p>
      <text:p text:style-name="Standard">Wegen</text:p>
      <text:p text:style-name="Standard">bruggen</text:p>
      <text:p text:style-name="Standard">ontwatering</text:p>
      <text:p text:style-name="Standard">de periode tot 1965</text:p>
      <text:p text:style-name="Standard">de periode 1965 tot 1975</text:p>
      <text:p text:style-name="Standard">Het MOP en het urgentieprogramma 1976-1986</text:p>
      <text:p text:style-name="Standard">De periode 1986 tot 2001</text:p>
      <text:p text:style-name="Standard">Masterplan 2001 en de periode daarna</text:p>
      <text:p text:style-name="Standard">Drinkwatervoorziening</text:p>
      <text:p text:style-name="Standard">De periode tot 1970</text:p>
      <text:p text:style-name="Standard">De periode 1970 tot 1990</text:p>
      <text:p text:style-name="Standard">De periode na 1990</text:p>
      <text:p text:style-name="Standard">Grondwater als bron voor drinkwater</text:p>
      <text:p text:style-name="Standard">De swm als organisat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 oost-west verbinding</text:p>
      <text:p text:style-name="Standard">Het begin</text:p>
      <text:p text:style-name="Standard">Meerzorg-albina</text:p>
      <text:p text:style-name="Standard">meerzorg-moengo</text:p>
      <text:p text:style-name="Standard">moengo-albina</text:p>
      <text:p text:style-name="Standard">meerzorg-albina</text:p>
      <text:p text:style-name="Standard">paramaribo-coppenamepunt</text:p>
      <text:p text:style-name="Standard">Jenny-Ingikondre en Ingikondre-Burnside</text:p>
      <text:p text:style-name="Standard">Burnside-wageningen</text:p>
      <text:p text:style-name="Standard">Wageningen-henar</text:p>
      <text:p text:style-name="Standard">Henar-Nickerie/veerverbindingen Guyana</text:p>
      <text:p text:style-name="Standard">Veren en bruggen</text:p>
      <text:p text:style-name="Standard">Veren</text:p>
      <text:p text:style-name="Standard">Bruggen pover de commewijne- saramacca- en nickerierivier</text:p>
      <text:p text:style-name="Standard">bruggen over de suriname-coppenamerivier</text:p>
      <text:p text:style-name="Standard">evaluatie en conclusies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ust en oeververdediging</text:p>
      <text:p text:style-name="Standard">Kustmorfologie</text:p>
      <text:p text:style-name="Standard">dynamische kust</text:p>
      <text:p text:style-name="Standard">klustafslag</text:p>
      <text:p text:style-name="Standard">Zeespiegelstijding en bodemdaling</text:p>
      <text:p text:style-name="Standard">zeedijk nickerierivier</text:p>
      <text:p text:style-name="Standard">zeedijk coronie</text:p>
      <text:p text:style-name="Standard">Oeververdediging commewijne en surinamerivier</text:p>
      <text:p text:style-name="Standard">overige dijk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verige infrastructuur</text:p>
      <text:p text:style-name="Standard">Wegen</text:p>
      <text:p text:style-name="Standard">Meerzorg- nieuw amsterdam - alkmaar</text:p>
      <text:p text:style-name="Standard">weg naar zanderij (Kennedy Highway)</text:p>
      <text:p text:style-name="Standard">martin luther king highway</text:p>
      <text:p text:style-name="Standard">Larecoweg</text:p>
      <text:p text:style-name="Standard">Diverse wegen</text:p>
      <text:p text:style-name="Standard">Bruggen</text:p>
      <text:p text:style-name="Standard">Dertig-bruggen project</text:p>
      <text:p text:style-name="Standard">brug bij Uitkijk</text:p>
      <text:p text:style-name="Standard">Vliegvelden</text:p>
      <text:p text:style-name="Standard">Havens</text:p>
      <text:p text:style-name="Standard">Paramaribo</text:p>
      <text:p text:style-name="Standard">Nieu-Nickerie</text:p>
      <text:p text:style-name="Standard">bevaarbaarheid</text:p>
      <text:p text:style-name="Standard">kanalen</text:p>
      <text:p text:style-name="Standard"><text:soft-page-break/>verbetering saramaccakanaal</text:p>
      <text:p text:style-name="Standard">kanaal paranam-moengo</text:p>
      <text:p text:style-name="Standard">jamaerkanaal</text:p>
      <text:p text:style-name="Standard">spoorverbinding paramaribo-onverwach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5T15:50:20.252000000</meta:creation-date>
    <dc:date>2023-02-15T15:52:27.919000000</dc:date>
    <meta:editing-duration>PT2M10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104" meta:word-count="292" meta:character-count="2322" meta:non-whitespace-character-count="2134"/>
  </office:meta>
</office:document-meta>
</file>